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" style:family="table">
      <style:table-properties style:width="6.6361in" table:align="center" style:writing-mode="lr-tb"/>
    </style:style>
    <style:style style:name="Tableau14.A" style:family="table-column">
      <style:table-column-properties style:column-width="1.6236in"/>
    </style:style>
    <style:style style:name="Tableau14.B" style:family="table-column">
      <style:table-column-properties style:column-width="0.7875in"/>
    </style:style>
    <style:style style:name="Tableau14.C" style:family="table-column">
      <style:table-column-properties style:column-width="0.9035in"/>
    </style:style>
    <style:style style:name="Tableau14.D" style:family="table-column">
      <style:table-column-properties style:column-width="3.3215in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" style:family="table">
      <style:table-properties style:width="6.6361in" table:align="center" style:writing-mode="lr-tb"/>
    </style:style>
    <style:style style:name="Tableau15.A" style:family="table-column">
      <style:table-column-properties style:column-width="1.6236in"/>
    </style:style>
    <style:style style:name="Tableau15.B" style:family="table-column">
      <style:table-column-properties style:column-width="0.7875in"/>
    </style:style>
    <style:style style:name="Tableau15.C" style:family="table-column">
      <style:table-column-properties style:column-width="0.9035in"/>
    </style:style>
    <style:style style:name="Tableau15.D" style:family="table-column">
      <style:table-column-properties style:column-width="3.3215in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" style:family="table">
      <style:table-properties style:width="6.6361in" table:align="center" style:writing-mode="lr-tb"/>
    </style:style>
    <style:style style:name="Tableau6.A" style:family="table-column">
      <style:table-column-properties style:column-width="1.6236in"/>
    </style:style>
    <style:style style:name="Tableau6.B" style:family="table-column">
      <style:table-column-properties style:column-width="0.7875in"/>
    </style:style>
    <style:style style:name="Tableau6.C" style:family="table-column">
      <style:table-column-properties style:column-width="0.9035in"/>
    </style:style>
    <style:style style:name="Tableau6.D" style:family="table-column">
      <style:table-column-properties style:column-width="3.3215in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" style:family="table">
      <style:table-properties style:width="6.6361in" table:align="center" style:writing-mode="lr-tb"/>
    </style:style>
    <style:style style:name="Tableau7.A" style:family="table-column">
      <style:table-column-properties style:column-width="1.6236in"/>
    </style:style>
    <style:style style:name="Tableau7.B" style:family="table-column">
      <style:table-column-properties style:column-width="0.7875in"/>
    </style:style>
    <style:style style:name="Tableau7.C" style:family="table-column">
      <style:table-column-properties style:column-width="0.9035in"/>
    </style:style>
    <style:style style:name="Tableau7.D" style:family="table-column">
      <style:table-column-properties style:column-width="3.3215in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" style:family="table">
      <style:table-properties style:width="6.6361in" table:align="center" style:writing-mode="lr-tb"/>
    </style:style>
    <style:style style:name="Tableau13.A" style:family="table-column">
      <style:table-column-properties style:column-width="1.6236in"/>
    </style:style>
    <style:style style:name="Tableau13.B" style:family="table-column">
      <style:table-column-properties style:column-width="0.7875in"/>
    </style:style>
    <style:style style:name="Tableau13.C" style:family="table-column">
      <style:table-column-properties style:column-width="0.9035in"/>
    </style:style>
    <style:style style:name="Tableau13.D" style:family="table-column">
      <style:table-column-properties style:column-width="3.3215in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" style:family="table">
      <style:table-properties style:width="6.6361in" table:align="center" style:writing-mode="lr-tb"/>
    </style:style>
    <style:style style:name="Tableau12.A" style:family="table-column">
      <style:table-column-properties style:column-width="1.6236in"/>
    </style:style>
    <style:style style:name="Tableau12.B" style:family="table-column">
      <style:table-column-properties style:column-width="0.7875in"/>
    </style:style>
    <style:style style:name="Tableau12.C" style:family="table-column">
      <style:table-column-properties style:column-width="0.9035in"/>
    </style:style>
    <style:style style:name="Tableau12.D" style:family="table-column">
      <style:table-column-properties style:column-width="3.3215in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2.4111in"/>
    </style:style>
    <style:style style:name="Tableau8.B" style:family="table-column">
      <style:table-column-properties style:column-width="4.225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2.4111in"/>
    </style:style>
    <style:style style:name="Tableau9.B" style:family="table-column">
      <style:table-column-properties style:column-width="4.225in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 fo:text-align="center" style:justify-single-word="false">
        <style:tab-stops>
          <style:tab-stop style:position="1.7638in"/>
        </style:tab-stops>
      </style:paragraph-properties>
    </style:style>
    <style:style style:name="P9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10" style:family="paragraph" style:parent-style-name="Recommandation">
      <style:paragraph-properties fo:margin-left="0.1972in" fo:margin-right="0in" fo:text-indent="0in" style:auto-text-indent="false"/>
    </style:style>
    <style:style style:name="P11" style:family="paragraph" style:parent-style-name="Recommandation">
      <style:paragraph-properties fo:margin-left="0in" fo:margin-right="0in" fo:text-indent="0in" style:auto-text-indent="false"/>
    </style:style>
    <style:style style:name="P12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5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6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17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18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9" style:family="paragraph" style:parent-style-name="flux">
      <style:paragraph-properties fo:margin-left="0in" fo:margin-right="0in" fo:text-indent="0in" style:auto-text-indent="false"/>
    </style:style>
    <style:style style:name="P20" style:family="paragraph" style:parent-style-name="flux">
      <style:paragraph-properties fo:margin-left="0in" fo:margin-right="0in" fo:text-indent="0in" style:auto-text-indent="false" style:snap-to-layout-grid="false"/>
    </style:style>
    <style:style style:name="P21" style:family="paragraph" style:parent-style-name="Recommandation">
      <style:paragraph-properties fo:margin-left="0.2957in" fo:margin-right="0in" fo:text-indent="0in" style:auto-text-indent="false"/>
    </style:style>
    <style:style style:name="P22" style:family="paragraph" style:parent-style-name="Recommandation">
      <style:paragraph-properties fo:margin-left="0.2957in" fo:margin-right="0in" fo:text-indent="0.2957in" style:auto-text-indent="false"/>
    </style:style>
    <style:style style:name="P23" style:family="paragraph" style:parent-style-name="Standard">
      <style:paragraph-properties fo:margin-left="0.2957in" fo:margin-right="0in" fo:text-indent="0.2957in" style:auto-text-indent="false"/>
    </style:style>
    <style:style style:name="P24" style:family="paragraph" style:parent-style-name="Heading_20_2">
      <style:paragraph-properties fo:margin-top="0.25in" fo:margin-bottom="0in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5" style:family="paragraph" style:parent-style-name="flux">
      <style:paragraph-properties style:snap-to-layout-grid="false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2.4929in"/>
        </style:tab-stops>
      </style:paragraph-properties>
      <style:text-properties fo:color="#0000ff" style:font-name="Arial" style:font-name-complex="Arial"/>
    </style:style>
    <style:style style:name="P30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31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2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3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34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2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3" style:family="paragraph" style:parent-style-name="Text_20_body" style:list-style-name="WW8Num4"/>
    <style:style style:name="P44" style:family="paragraph" style:parent-style-name="Heading_20_2" style:master-page-name="Standard">
      <style:paragraph-properties fo:margin-top="0.25in" fo:margin-bottom="0in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5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6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7" style:family="paragraph" style:parent-style-name="Style1">
      <style:text-properties fo:color="#ffffff" fo:font-weight="bold" style:font-weight-asian="bold" style:font-weight-complex="bold"/>
    </style:style>
    <style:style style:name="P48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2" style:family="paragraph" style:parent-style-name="Style1">
      <style:paragraph-properties style:snap-to-layout-grid="false"/>
    </style:style>
    <style:style style:name="P53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54" style:family="paragraph" style:parent-style-name="Style1">
      <style:text-properties fo:font-weight="bold" style:font-weight-asian="bold" style:font-weight-complex="bold"/>
    </style:style>
    <style:style style:name="P55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Style1">
      <style:paragraph-properties fo:text-align="start" style:justify-single-word="false" style:snap-to-layout-grid="false"/>
    </style:style>
    <style:style style:name="P57" style:family="paragraph" style:parent-style-name="Style1">
      <style:paragraph-properties fo:text-align="end" style:justify-single-word="false" style:snap-to-layout-grid="false"/>
    </style:style>
    <style:style style:name="P58" style:family="paragraph" style:parent-style-name="Recommandation">
      <style:text-properties fo:color="#000000" fo:font-style="italic" style:font-style-asian="italic" style:font-style-complex="italic"/>
    </style:style>
    <style:style style:name="P59" style:family="paragraph" style:parent-style-name="Recommandation" style:list-style-name="WW8Num3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60" style:family="paragraph" style:parent-style-name="Recommandation" style:list-style-name="WW8Num2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61" style:family="paragraph" style:parent-style-name="Chapitre1" style:list-style-name="WW8Num4">
      <style:paragraph-properties fo:break-before="page"/>
    </style:style>
    <style:style style:name="P62" style:family="paragraph" style:parent-style-name="Chapitre1">
      <style:paragraph-properties fo:margin-left="0.3945in" fo:margin-right="0in" fo:text-indent="-0.1972in" style:auto-text-indent="false"/>
    </style:style>
    <style:style style:name="P63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64" style:family="paragraph" style:parent-style-name="Chapitre2" style:list-style-name="WW8Num4"/>
    <style:style style:name="P65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4"/>
      <text:p text:style-name="P24"/>
      <text:p text:style-name="P24"/>
      <text:p text:style-name="P24"/>
      <text:p text:style-name="P24">SPECIFICATION TECHNIQUE DE BESOIN</text:p>
      <text:p text:style-name="P27"/>
      <text:p text:style-name="P28"/>
      <text:p text:style-name="P28"/>
      <text:p text:style-name="P28"/>
      <text:p text:style-name="P28"/>
      <text:p text:style-name="P32"/>
      <text:p text:style-name="P35"/>
      <text:p text:style-name="P33"><text:span text:style-name="T4">Version :<text:tab/><text:tab/></text:span><text:span text:style-name="T8">&lt; version du document&gt;</text:span></text:p>
      <text:p text:style-name="P35"/>
      <text:p text:style-name="P33"><text:span text:style-name="T4">Date :<text:tab/><text:tab/><text:tab/></text:span><text:span text:style-name="T8">&lt; date de publication du document&gt;</text:span></text:p>
      <text:p text:style-name="P37"/>
      <text:p text:style-name="P33"><text:span text:style-name="T4">Rédigé par :</text:span><text:span text:style-name="T5"><text:tab/><text:tab/></text:span><text:span text:style-name="T5">Giovanni Huet, Romain Pignard</text:span></text:p>
      <text:p text:style-name="P36"/>
      <text:p text:style-name="P33"><text:span text:style-name="T4">Relu par :</text:span><text:span text:style-name="T5"><text:tab/><text:tab/></text:span><text:span text:style-name="T8">&lt; nom des membres du projet ayant relu le document&gt;</text:span></text:p>
      <text:p text:style-name="P35"/>
      <text:p text:style-name="P33"><text:span text:style-name="T4">Approuvé par :<text:tab/></text:span><text:span text:style-name="T8">&lt; nom de l’enseignant responsable du suivi&gt;</text:span></text:p>
      <text:p text:style-name="P35"/>
      <text:p text:style-name="P34"><text:span text:style-name="T6"><text:s text:c="25"/></text:span><text:span text:style-name="T3">Signature :</text:span><text:span text:style-name="T7"><text:tab/>&lt;signature de l’enseignant&gt;</text:span></text:p>
      <text:p text:style-name="P38"/>
      <text:p text:style-name="P38"/>
      <text:p text:style-name="P38"/>
      <text:p text:style-name="P38"/>
      <text:p text:style-name="P28"/>
      <text:p text:style-name="P28"/>
      <text:p text:style-name="P29"><text:span text:style-name="T10">Objectif</text:span> <text:span text:style-name="T10">: </text:span><text:span text:style-name="T11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30"/>
      <text:p text:style-name="P30"/>
      <text:p text:style-name="P30"/>
      <text:p text:style-name="P30"/>
      <text:p text:style-name="P30"/>
      <text:p text:style-name="P6"/>
      <text:p text:style-name="P26"/>
      <text:p text:style-name="P26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0">Version</text:p>
          </table:table-cell>
          <table:table-cell table:style-name="Tableau1.A1" office:value-type="string">
            <text:p text:style-name="P40">Date</text:p>
          </table:table-cell>
          <table:table-cell table:style-name="Tableau1.C1" office:value-type="string">
            <text:p text:style-name="P40">Modifications réalisées</text:p>
          </table:table-cell>
        </table:table-row>
        <table:table-row table:style-name="Tableau1.1">
          <table:table-cell table:style-name="Tableau1.A1" office:value-type="string">
            <text:p text:style-name="P39">0.1</text:p>
          </table:table-cell>
          <table:table-cell table:style-name="Tableau1.A1" office:value-type="string">
            <text:p text:style-name="P39">26/11/12</text:p>
          </table:table-cell>
          <table:table-cell table:style-name="Tableau1.C1" office:value-type="string">
            <text:p text:style-name="P39">Création</text:p>
          </table:table-cell>
        </table:table-row>
        <table:table-row table:style-name="Tableau1.1">
          <table:table-cell table:style-name="Tableau1.A1" office:value-type="string">
            <text:p text:style-name="P42">0.9</text:p>
          </table:table-cell>
          <table:table-cell table:style-name="Tableau1.A1" office:value-type="string">
            <text:p text:style-name="P42">02/01/13</text:p>
          </table:table-cell>
          <table:table-cell table:style-name="Tableau1.C1" office:value-type="string">
            <text:p text:style-name="P42">Ajout des cas d'utilisation</text:p>
          </table:table-cell>
        </table:table-row>
        <table:table-row table:style-name="Tableau1.1">
          <table:table-cell table:style-name="Tableau1.A1" office:value-type="string">
            <text:p text:style-name="P41"/>
          </table:table-cell>
          <table:table-cell table:style-name="Tableau1.A1" office:value-type="string">
            <text:p text:style-name="P41"/>
          </table:table-cell>
          <table:table-cell table:style-name="Tableau1.C1" office:value-type="string">
            <text:p text:style-name="P41"/>
          </table:table-cell>
        </table:table-row>
        <table:table-row table:style-name="Tableau1.1">
          <table:table-cell table:style-name="Tableau1.A1" office:value-type="string">
            <text:p text:style-name="P41"/>
          </table:table-cell>
          <table:table-cell table:style-name="Tableau1.A1" office:value-type="string">
            <text:p text:style-name="P41"/>
          </table:table-cell>
          <table:table-cell table:style-name="Tableau1.C1" office:value-type="string">
            <text:p text:style-name="P41"/>
          </table:table-cell>
        </table:table-row>
      </table:table>
      <text:p text:style-name="Standard"/>
      <text:list xml:id="list1443503948" text:style-name="WW8Num4">
        <text:list-item>
          <text:h text:style-name="P61" text:outline-level="1">Objet :</text:h>
          <text:p text:style-name="P43"/>
        </text:list-item>
      </text:list>
      <text:p text:style-name="Text_20_body">L'objectif de ce projet est l’étude et la mise en œuvre des solutions cryptographiques permettant l'authentification et la signature par cartes à puce.</text:p>
      <text:p text:style-name="Text_20_body">Pour ce faire, nous utiliserons des cryptosystèmes symétriques et asymétriques implémentés sur des cartes J3A de NXP aux standards Javacard 2.2.2. et <text:s/>GlobalPlatform 2.1.1.</text:p>
      <text:p text:style-name="Text_20_body">Les lecteurs de cartes utilisent la bibliothèque PC/SC pour communiquer avec l'application.</text:p>
      <text:p text:style-name="Text_20_body"/>
      <text:p text:style-name="Standard"/>
      <text:p text:style-name="Standard"/>
      <text:p text:style-name="P10">Présenter succinctement le sujet et les hypothèses de travail :</text:p>
      <text:list xml:id="list1927751572" text:style-name="WW8Num3">
        <text:list-item>
          <text:p text:style-name="P59">Besoin opérationnel et contexte d’exploitation (utilité du logiciel)</text:p>
        </text:list-item>
        <text:list-item>
          <text:p text:style-name="P59">Objectifs techniques </text:p>
        </text:list-item>
        <text:list-item>
          <text:p text:style-name="P59">Contraintes et recommandations</text:p>
        </text:list-item>
        <text:list-item>
          <text:p text:style-name="P59">Résultats attendus</text:p>
        </text:list-item>
      </text:list>
      <text:list xml:id="list2060730443" text:continue-list="list1443503948" text:style-name="WW8Num4">
        <text:list-item>
          <text:h text:style-name="P63" text:outline-level="1">Documents applicables et de référence</text:h>
        </text:list-item>
      </text:list>
      <text:p text:style-name="P10">Lister</text:p>
      <text:list xml:id="list487710123" text:continue-list="list1927751572" text:style-name="WW8Num3">
        <text:list-item>
          <text:p text:style-name="P59">Les références des documents qui définissent formellement les principes directeurs et les hypothèses de travail prise en compte pour l’établissement de la spécification.</text:p>
        </text:list-item>
        <text:list-item>
          <text:p text:style-name="P59">Les références des documents cités dans la STB au titre d’explication ou de justification</text:p>
        </text:list-item>
      </text:list>
      <text:list xml:id="list463212941" text:continue-list="list2060730443" text:style-name="WW8Num4">
        <text:list-item>
          <text:h text:style-name="P63" text:outline-level="1">Terminologie et sigles utilisés</text:h>
        </text:list-item>
      </text:list>
      <text:list xml:id="list284199455" text:continue-list="list487710123" text:style-name="WW8Num3">
        <text:list-item>
          <text:p text:style-name="P59">Glossaire ou dictionnaire </text:p>
        </text:list-item>
        <text:list-item>
          <text:p text:style-name="P59">Abréviations.</text:p>
        </text:list-item>
        <text:list-item>
          <text:p text:style-name="P59">Formalisme utilisé</text:p>
        </text:list-item>
        <text:list-item>
          <text:p text:style-name="P59">Légendes et conventions de représentation</text:p>
        </text:list-item>
      </text:list>
      <text:list xml:id="list1567851116" text:continue-list="list463212941" text:style-name="WW8Num4">
        <text:list-item>
          <text:h text:style-name="P63" text:outline-level="1">Exigences fonctionnelles</text:h>
          <text:list>
            <text:list-item>
              <text:h text:style-name="P64" text:outline-level="2">Présentation de la mission du produit logiciel</text:h>
            </text:list-item>
          </text:list>
        </text:list-item>
      </text:list>
      <text:p text:style-name="P11"/>
      <text:p text:style-name="Recommandation">Exprimer le besoin fonctionnel :</text:p>
      <text:list xml:id="list962596540" text:style-name="WW8Num2">
        <text:list-item>
          <text:p text:style-name="P60">Décrire l’environnement d’exploitation (acteurs, positionnement dans le système, profils des utilisateurs, etc.)</text:p>
        </text:list-item>
        <text:list-item>
          <text:p text:style-name="P60">Recenser les cas d’utilisation et dresser une liste des scénarios de mise en œuvre du système.</text:p>
        </text:list-item>
      </text:list>
      <text:p text:style-name="P7"><text:s/></text:p>
      <text:p text:style-name="Recommandation">Ce chapitre pourra être illustré par des diagrammes de cas d’utilisation UML.</text:p>
      <text:p text:style-name="Recommandation">La liste des cas d’utilisation pourra être présentée dans un tableau (voir exemple  proposé ci-après)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Id</text:p>
          </table:table-cell>
          <table:table-cell table:style-name="Tableau2.A1" office:value-type="string">
            <text:p text:style-name="P14">Intitulé</text:p>
          </table:table-cell>
          <table:table-cell table:style-name="Tableau2.A1" office:value-type="string">
            <text:p text:style-name="P14">Acteur(s)</text:p>
          </table:table-cell>
          <table:table-cell table:style-name="Tableau2.D1" office:value-type="string">
            <text:p text:style-name="P14">Priorité</text:p>
          </table:table-cell>
        </table:table-row>
        <table:table-row table:style-name="Tableau2.1"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58">Attribution d'une nouvelle carte à un utilisateur.</text:p>
            <text:p text:style-name="P58"/>
          </table:table-cell>
          <table:table-cell table:style-name="Tableau2.A1" office:value-type="string">
            <text:p text:style-name="P58">Administrateur, Utilisateur</text:p>
          </table:table-cell>
          <table:table-cell table:style-name="Tableau2.D1" office:value-type="string">
            <text:p text:style-name="P58">Indispensable</text:p>
          </table:table-cell>
        </table:table-row>
        <table:table-row table:style-name="Tableau2.1"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Authentification d'un utilisateur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Signature d'un document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Administration des cartes. <text:line-break/><text:span text:style-name="T7">(Manu:) si c'est de l'administration au sens </text:span><text:span text:style-name="T7">développer une appli pour lire /ecrire pour N utilisateurs, pour moi c'est Secondaire</text:span>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16">Important</text:p>
            <text:p text:style-name="P17">Secondaire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3">Visualisation du journal d'accès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13"><text:span text:style-name="T9">Secondaire</text:span><text:line-break/>Optionnel</text:p>
          </table:table-cell>
        </table:table-row>
      </table:table>
      <text:p text:style-name="P18"/>
      <text:p text:style-name="P18"/>
      <text:p text:style-name="Recommandation"/>
      <text:p text:style-name="Recommandation"/>
      <text:list xml:id="list886624492" text:continue-list="list1567851116" text:style-name="WW8Num4">
        <text:list-item>
          <text:list>
            <text:list-item>
              <text:h text:style-name="P64" text:outline-level="2">&lt;Cas d’utilisation C1&gt; <text:s/></text:h>
            </text:list-item>
          </text:list>
        </text:list-item>
      </text:list>
      <text:p text:style-name="Recommandation"/>
      <text:p text:style-name="P9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21"/>
      <text:p text:style-name="P22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2">Chaque fiche pourra respecter le modèle suivant :</text:p>
      <text:p text:style-name="P2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746512039" text:style-name="WW8Num5">
              <text:list-header>
                <text:p text:style-name="P45">Nom : C1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441742276" text:continue-numbering="true" text:style-name="WW8Num5">
              <text:list-header>
                <text:p text:style-name="P47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1706180195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1324514835" text:continue-numbering="true" text:style-name="WW8Num5">
              <text:list-header>
                <text:p text:style-name="P52">SmartCard, Sof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830714329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1041296871" text:continue-numbering="true" text:style-name="WW8Num5">
              <text:list-header>
                <text:p text:style-name="P52">SmartCard et SoftCard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1851990752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456466553" text:continue-numbering="true" text:style-name="WW8Num5">
              <text:list-header>
                <text:p text:style-name="P53">Les deux sont configurés pour interagir et la carte est dans le lecteur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553628474" text:continue-numbering="true" text:style-name="WW8Num5">
              <text:list-header>
                <text:p text:style-name="P48">Événements déclenchant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900040730" text:continue-numbering="true" text:style-name="WW8Num5">
              <text:list-header>
                <text:p text:style-name="P52">SoftCard a besoin d'utiliser Smar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502046450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678499135" text:continue-numbering="true" text:style-name="WW8Num5">
              <text:list-header>
                <text:p text:style-name="P52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2012332797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4.1">
          <table:table-cell table:style-name="Tableau14.A8" table:number-columns-spanned="3" office:value-type="string">
            <text:list xml:id="list948176859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1997236269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25">1. SoftCard envoie une clé de session chiffrée par la clef partagée avec SmartCard.</text:p>
            <text:p text:style-name="P25"/>
            <text:p text:style-name="P20">3. SoftCard déchiffre le message de SmartCard et vérifie que l'identité est valide.</text:p>
            <text:p text:style-name="flux"/>
          </table:table-cell>
          <table:covered-table-cell/>
          <table:covered-table-cell/>
          <table:table-cell table:style-name="Tableau14.D9" office:value-type="string">
            <text:p text:style-name="P20">2. SmartCard déchiffre la clé de session avec la clé partagée et renvoie l'identité chiffrée de l'utilisateur.</text:p>
          </table:table-cell>
        </table:table-row>
        <table:table-row table:style-name="Tableau14.7">
          <table:table-cell table:style-name="Tableau14.A10" office:value-type="string">
            <text:list xml:id="list1201895870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14.B10" table:number-columns-spanned="3" office:value-type="string">
            <text:list xml:id="list531144866" text:continue-numbering="true" text:style-name="WW8Num5">
              <text:list-header>
                <text:p text:style-name="P52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171097270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1997288628" text:continue-numbering="true" text:style-name="WW8Num5">
              <text:list-header>
                <text:p text:style-name="P51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p text:style-name="P23"/>
      <text:p text:style-name="P22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ext:soft-page-break/>
        <table:table-row table:style-name="Tableau15.1">
          <table:table-cell table:style-name="Tableau15.A1" table:number-columns-spanned="2" office:value-type="string">
            <text:list xml:id="list737121465" text:continue-numbering="true" text:style-name="WW8Num5">
              <text:list-header>
                <text:p text:style-name="P45">Nom : C2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1932232044" text:continue-numbering="true" text:style-name="WW8Num5">
              <text:list-header>
                <text:p text:style-name="P47">Authentification mutuelle SoftCard ↔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489564485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1190399003" text:continue-numbering="true" text:style-name="WW8Num5">
              <text:list-header>
                <text:p text:style-name="P52">SmartCard,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148398525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1408233483" text:continue-numbering="true" text:style-name="WW8Num5">
              <text:list-header>
                <text:p text:style-name="P52">SoftCard et BP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1168232195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2177988064" text:continue-numbering="true" text:style-name="WW8Num5">
              <text:list-header>
                <text:p text:style-name="P53">Les deux sont configurés pour interagir 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1864802701" text:continue-numbering="true" text:style-name="WW8Num5">
              <text:list-header>
                <text:p text:style-name="P48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1600304231" text:continue-numbering="true" text:style-name="WW8Num5">
              <text:list-header>
                <text:p text:style-name="P52">BP a besoin d'utiliser SoftCard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283562966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1254029265" text:continue-numbering="true" text:style-name="WW8Num5">
              <text:list-header>
                <text:p text:style-name="P52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308304170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694164337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781584907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25">1. SoftCard envoie une clé de message chiffré avec une clé prépartagée à BP</text:p>
            <text:p text:style-name="P25"/>
            <text:p text:style-name="P20">3. SoftCard déchiffre le message de BP et vérifie que l'identité est valide.</text:p>
            <text:p text:style-name="flux"/>
          </table:table-cell>
          <table:covered-table-cell/>
          <table:covered-table-cell/>
          <table:table-cell table:style-name="Tableau15.D9" office:value-type="string">
            <text:p text:style-name="P20">2. BP déchiffre la clé de message avec la clé partagée et renvoie l'identité chiffrée de l'utilisateur.</text:p>
          </table:table-cell>
        </table:table-row>
        <table:table-row table:style-name="Tableau15.7">
          <table:table-cell table:style-name="Tableau15.A10" office:value-type="string">
            <text:list xml:id="list1601678101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15.B10" table:number-columns-spanned="3" office:value-type="string">
            <text:list xml:id="list1493737761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1791740873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1275044300" text:continue-numbering="true" text:style-name="WW8Num5">
              <text:list-header>
                <text:p text:style-name="P51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1919063410" text:continue-numbering="true" text:style-name="WW8Num5">
              <text:list-header>
                <text:p text:style-name="P45">Nom : C3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166744795" text:continue-numbering="true" text:style-name="WW8Num5">
              <text:list-header>
                <text:p text:style-name="P47">Authentification d'un utilisateur/Déblocage des clés</text:p>
              </text:list-header>
            </text:list>
          </table:table-cell>
          <table:covered-table-cell/>
        </table:table-row>
        <text:soft-page-break/>
        <table:table-row table:style-name="Tableau4.1">
          <table:table-cell table:style-name="Tableau4.A2" table:number-columns-spanned="2" office:value-type="string">
            <text:list xml:id="list2143944125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242485307" text:continue-numbering="true" text:style-name="WW8Num5">
              <text:list-header>
                <text:p text:style-name="P52">Utilisateur, SmartCard, Sof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814103025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1977652369" text:continue-numbering="true" text:style-name="WW8Num5">
              <text:list-header>
                <text:p text:style-name="P52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1159521262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632714741" text:continue-numbering="true" text:style-name="WW8Num5">
              <text:list-header>
                <text:p text:style-name="P53">L'utilisateur a une carte valide et connaît le code PIN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1000923687" text:continue-numbering="true" text:style-name="WW8Num5">
              <text:list-header>
                <text:p text:style-name="P48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1659525223" text:continue-numbering="true" text:style-name="WW8Num5">
              <text:list-header>
                <text:p text:style-name="P52">SoftCard a besoin d'utiliser Smar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772671107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819587762" text:continue-numbering="true" text:style-name="WW8Num5">
              <text:list-header>
                <text:p text:style-name="P52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218022135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526278598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1278011342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9">1. L'utilisateur insère la carte et demande à SoftCard d'utiliser SmartCard</text:p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25">2. SoftCard et SmartCard s'authentifient mutuellement.</text:p>
            <text:p text:style-name="P25">3. SoftCard demande le code PIN</text:p>
            <text:p text:style-name="P25"/>
            <text:p text:style-name="P25">5. SoftCard envoie le code PIN à SmartCard</text:p>
            <text:p text:style-name="P25"/>
            <text:p text:style-name="P25">6. SmartCard vérifie le code PIN et passe en état « débloqué » pendant X minutes si c'est bon.</text:p>
            <text:p text:style-name="P25"/>
            <text:p text:style-name="P25">7. SoftCard informe l’utilisateur du résultat</text:p>
          </table:table-cell>
        </table:table-row>
        <table:table-row table:style-name="Tableau4.7">
          <table:table-cell table:style-name="Tableau4.A10" office:value-type="string">
            <text:list xml:id="list1377280233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4.B10" table:number-columns-spanned="3" office:value-type="string">
            <text:list xml:id="list643536218" text:continue-numbering="true" text:style-name="WW8Num5">
              <text:list-header>
                <text:p text:style-name="P52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507620272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4.B11" table:number-columns-spanned="3" office:value-type="string">
            <text:list xml:id="list366887875" text:continue-numbering="true" text:style-name="WW8Num5">
              <text:list-header>
                <text:p text:style-name="P51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642899729" text:continue-numbering="true" text:style-name="WW8Num5">
              <text:list-header>
                <text:p text:style-name="P45">Nom : C4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193798421" text:continue-numbering="true" text:style-name="WW8Num5">
              <text:list-header>
                <text:p text:style-name="P47">Signature d'un document</text:p>
              </text:list-header>
            </text:list>
          </table:table-cell>
          <table:covered-table-cell/>
        </table:table-row>
        <text:soft-page-break/>
        <table:table-row table:style-name="Tableau5.1">
          <table:table-cell table:style-name="Tableau5.A2" table:number-columns-spanned="2" office:value-type="string">
            <text:list xml:id="list1936051201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895321790" text:continue-numbering="true" text:style-name="WW8Num5">
              <text:list-header>
                <text:p text:style-name="P52">Utilisateur, SmartCard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1416686781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65730819" text:continue-numbering="true" text:style-name="WW8Num5">
              <text:list-header>
                <text:p text:style-name="P52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1558345223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2167130783" text:continue-numbering="true" text:style-name="WW8Num5">
              <text:list-header>
                <text:p text:style-name="P53">L'utilisateur a une SmartCard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1636268015" text:continue-numbering="true" text:style-name="WW8Num5">
              <text:list-header>
                <text:p text:style-name="P48">Événements déclenchant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873458431" text:continue-numbering="true" text:style-name="WW8Num5">
              <text:list-header>
                <text:p text:style-name="P52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1780247104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732687762" text:continue-numbering="true" text:style-name="WW8Num5">
              <text:list-header>
                <text:p text:style-name="P52">Le document est signé ou l'utilisateur annule.</text:p>
                <text:p text:style-name="P52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613897288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1915850994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698007335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5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5"/>
          </table:table-cell>
        </table:table-row>
        <table:table-row table:style-name="Tableau5.7">
          <table:table-cell table:style-name="Tableau5.A10" office:value-type="string">
            <text:list xml:id="list825241691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5.B10" table:number-columns-spanned="3" office:value-type="string">
            <text:list xml:id="list551329466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11" office:value-type="string">
            <text:list xml:id="list497035151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5.B11" table:number-columns-spanned="3" office:value-type="string">
            <text:list xml:id="list1953622048" text:continue-numbering="true" text:style-name="WW8Num5">
              <text:list-header>
                <text:p text:style-name="P51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1152903302" text:continue-numbering="true" text:style-name="WW8Num5">
              <text:list-header>
                <text:p text:style-name="P45">Nom : C5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1466817933" text:continue-numbering="true" text:style-name="WW8Num5">
              <text:list-header>
                <text:p text:style-name="P47">Génération de nombres aléatoires</text:p>
              </text:list-header>
            </text:list>
          </table:table-cell>
          <table:covered-table-cell/>
        </table:table-row>
        <text:soft-page-break/>
        <table:table-row table:style-name="Tableau6.1">
          <table:table-cell table:style-name="Tableau6.A2" table:number-columns-spanned="2" office:value-type="string">
            <text:list xml:id="list1434522718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1894433504" text:continue-numbering="true" text:style-name="WW8Num5">
              <text:list-header>
                <text:p text:style-name="P52">SmartCard, SoftCard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107781143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1621403949" text:continue-numbering="true" text:style-name="WW8Num5">
              <text:list-header>
                <text:p text:style-name="P52">SmartCard génère un nombre aléatoire de la taille deman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242087549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1354651580" text:continue-numbering="true" text:style-name="WW8Num5">
              <text:list-header>
                <text:p text:style-name="P53">SmartCard est programm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820059629" text:continue-numbering="true" text:style-name="WW8Num5">
              <text:list-header>
                <text:p text:style-name="P48">Événements déclenchant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854482863" text:continue-numbering="true" text:style-name="WW8Num5">
              <text:list-header>
                <text:p text:style-name="P5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1831130948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1155806600" text:continue-numbering="true" text:style-name="WW8Num5">
              <text:list-header>
                <text:p text:style-name="P52">SmartCard renvoie un nombre aléatoire à SoftCard</text:p>
                <text:p text:style-name="P52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1466241687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1993788464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913233248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25">1. SoftCard demande à SmartCard un nombre aléatoire de longueur donnée</text:p>
            <text:p text:style-name="flux"/>
            <text:p text:style-name="flux">3. SoftCard récupère le nombre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6.D9" office:value-type="string">
            <text:p text:style-name="P25">2. SmartCard génère un nombre grâce au PRNG intégré et le renvoie à SoftCard</text:p>
            <text:p text:style-name="P25"/>
          </table:table-cell>
        </table:table-row>
        <table:table-row table:style-name="Tableau6.7">
          <table:table-cell table:style-name="Tableau6.A10" office:value-type="string">
            <text:list xml:id="list182938925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6.B10" table:number-columns-spanned="3" office:value-type="string">
            <text:list xml:id="list1231850692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947823162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6.B11" table:number-columns-spanned="3" office:value-type="string">
            <text:list xml:id="list1710143243" text:continue-numbering="true" text:style-name="WW8Num5">
              <text:list-header>
                <text:p text:style-name="P51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 table:style-name="Tableau7.1">
          <table:table-cell table:style-name="Tableau7.A1" table:number-columns-spanned="2" office:value-type="string">
            <text:list xml:id="list1220356922" text:continue-numbering="true" text:style-name="WW8Num5">
              <text:list-header>
                <text:p text:style-name="P45">Nom : C6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405466624" text:continue-numbering="true" text:style-name="WW8Num5">
              <text:list-header>
                <text:p text:style-name="P47">Déchiffrement de la clé de message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404977121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821979473" text:continue-numbering="true" text:style-name="WW8Num5">
              <text:list-header>
                <text:p text:style-name="P52">SmartCard, SoftCard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1107013482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987733505" text:continue-numbering="true" text:style-name="WW8Num5">
              <text:list-header>
                <text:p text:style-name="P52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559205914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1773879912" text:continue-numbering="true" text:style-name="WW8Num5">
              <text:list-header>
                <text:p text:style-name="P53">SmartCard est débloquée avec le bon code PIN.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1781834291" text:continue-numbering="true" text:style-name="WW8Num5">
              <text:list-header>
                <text:p text:style-name="P48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1079394475" text:continue-numbering="true" text:style-name="WW8Num5">
              <text:list-header>
                <text:p text:style-name="P5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92290510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1556831786" text:continue-numbering="true" text:style-name="WW8Num5">
              <text:list-header>
                <text:p text:style-name="P52">SmartCard renvoie la clé de message à SoftCard</text:p>
                <text:p text:style-name="P52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53673225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1527967539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812729951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25">1. SoftCard envoie une clé de message chiffrée à SmartCard</text:p>
            <text:p text:style-name="P25"/>
            <text:p text:style-name="P25">3. SoftCard récupère la clef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7.D9" office:value-type="string">
            <text:p text:style-name="P25">2. SmartCard déchiffre la clé de message avec la clé privée stockée et la renvoie à SoftCard</text:p>
          </table:table-cell>
        </table:table-row>
        <table:table-row table:style-name="Tableau7.7">
          <table:table-cell table:style-name="Tableau7.A11" table:number-rows-spanned="2" office:value-type="string">
            <text:list xml:id="list1916965824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7.B10" table:number-columns-spanned="3" office:value-type="string">
            <text:list xml:id="list1604607777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255509347" text:continue-numbering="true" text:style-name="WW8Num5">
              <text:list-header>
                <text:p text:style-name="P49"/>
              </text:list-header>
            </text:list>
          </table:table-cell>
          <table:table-cell table:style-name="Tableau7.C11" table:number-columns-spanned="2" office:value-type="string">
            <text:p text:style-name="P25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7.1">
          <table:table-cell table:style-name="Tableau7.A12" office:value-type="string">
            <text:list xml:id="list2127912469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7.B12" table:number-columns-spanned="3" office:value-type="string">
            <text:list xml:id="list780634804" text:continue-numbering="true" text:style-name="WW8Num5">
              <text:list-header>
                <text:p text:style-name="P51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ext:soft-page-break/>
        <table:table-row table:style-name="Tableau13.1">
          <table:table-cell table:style-name="Tableau13.A1" table:number-columns-spanned="2" office:value-type="string">
            <text:list xml:id="list1044428072" text:continue-numbering="true" text:style-name="WW8Num5">
              <text:list-header>
                <text:p text:style-name="P45">Nom : C7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803770779" text:continue-numbering="true" text:style-name="WW8Num5">
              <text:list-header>
                <text:p text:style-name="P47">Chiffrement de la clé de message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433141199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2169093767" text:continue-numbering="true" text:style-name="WW8Num5">
              <text:list-header>
                <text:p text:style-name="P52">SmartCard, SoftCard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91387913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248305110" text:continue-numbering="true" text:style-name="WW8Num5">
              <text:list-header>
                <text:p text:style-name="P52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903702462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243185933" text:continue-numbering="true" text:style-name="WW8Num5">
              <text:list-header>
                <text:p text:style-name="P53">SmartCard est débloquée avec le bon code PIN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1449014897" text:continue-numbering="true" text:style-name="WW8Num5">
              <text:list-header>
                <text:p text:style-name="P48">Événements déclenchant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1820384720" text:continue-numbering="true" text:style-name="WW8Num5">
              <text:list-header>
                <text:p text:style-name="P52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1922188271" text:continue-numbering="true" text:style-name="WW8Num5">
              <text:list-header>
                <text:p text:style-name="P48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490747267" text:continue-numbering="true" text:style-name="WW8Num5">
              <text:list-header>
                <text:p text:style-name="P52">SmartCard renvoie la clé de message chiffrée.</text:p>
                <text:p text:style-name="P52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47226791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148540840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1281585835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25">1. SoftCard envoie le certificat du destinataire du message à SmartCard</text:p>
            <text:p text:style-name="P25"/>
            <text:p text:style-name="flux">3. SoftCard récupère la clé chiffrée. 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3.D9" office:value-type="string">
            <text:p text:style-name="P25">2. SmartCard chiffre la clé de message avec la clé publique du destinataire et renvoie la clé de message chiffrée à SoftCard.</text:p>
          </table:table-cell>
        </table:table-row>
        <table:table-row table:style-name="Tableau13.7">
          <table:table-cell table:style-name="Tableau13.A10" office:value-type="string">
            <text:list xml:id="list1123099468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13.B10" table:number-columns-spanned="3" office:value-type="string">
            <text:list xml:id="list1105133540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1809650945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718354827" text:continue-numbering="true" text:style-name="WW8Num5">
              <text:list-header>
                <text:p text:style-name="P51"/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columns-spanned="2" office:value-type="string">
            <text:list xml:id="list708343278" text:continue-numbering="true" text:style-name="WW8Num5">
              <text:list-header>
                <text:p text:style-name="P45">Nom : C8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710420867" text:continue-numbering="true" text:style-name="WW8Num5">
              <text:list-header>
                <text:p text:style-name="P47">Authentification sur SocialNetwork</text:p>
              </text:list-header>
            </text:list>
          </table:table-cell>
          <table:covered-table-cell/>
        </table:table-row>
        <text:soft-page-break/>
        <table:table-row table:style-name="Tableau12.1">
          <table:table-cell table:style-name="Tableau12.A2" table:number-columns-spanned="2" office:value-type="string">
            <text:list xml:id="list779504433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86550511" text:continue-numbering="true" text:style-name="WW8Num5">
              <text:list-header>
                <text:p text:style-name="P52">SmartCard, SoftCard, BP, SN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732953187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128847419" text:continue-numbering="true" text:style-name="WW8Num5">
              <text:list-header>
                <text:p text:style-name="P52">SmartCard transmet le couple login/mdp au BP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868139557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471294459" text:continue-numbering="true" text:style-name="WW8Num5">
              <text:list-header>
                <text:p text:style-name="P53">SmartCard est débloquée avec le bon code PIN.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1702314291" text:continue-numbering="true" text:style-name="WW8Num5">
              <text:list-header>
                <text:p text:style-name="P48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1092508000" text:continue-numbering="true" text:style-name="WW8Num5">
              <text:list-header>
                <text:p text:style-name="P52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420582375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304324542" text:continue-numbering="true" text:style-name="WW8Num5">
              <text:list-header>
                <text:p text:style-name="P52">L'utilisateur est logué auprès de SocialNetwork.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2105795167" text:continue-numbering="true" text:style-name="WW8Num5">
              <text:list-header>
                <text:p text:style-name="P5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1193212249" text:continue-numbering="true" text:style-name="WW8Num5">
              <text:list-header>
                <text:p text:style-name="P55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706324837" text:continue-numbering="true" text:style-name="WW8Num5">
              <text:list-header>
                <text:p text:style-name="P55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25">1. BP demande à SoftCard le login/mdp du SN.</text:p>
            <text:p text:style-name="P25"/>
            <text:p text:style-name="flux">4. SoftCard envoie à BP le login/mdp du SN.</text:p>
            <text:p text:style-name="flux"/>
            <text:p text:style-name="flux">5. BP envoie à SN le login/mdp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2.D9" office:value-type="string">
            <text:p text:style-name="P25">2. SoftCard demande à SmartCard le login/mdp du SN.</text:p>
            <text:p text:style-name="P25"/>
            <text:p text:style-name="P25">3. SmartCard envoie le login/mdp à SoftCard.</text:p>
            <text:p text:style-name="P25"/>
            <text:p text:style-name="P25"/>
          </table:table-cell>
        </table:table-row>
        <table:table-row table:style-name="Tableau12.7">
          <table:table-cell table:style-name="Tableau12.A10" office:value-type="string">
            <text:list xml:id="list2096264381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12.B10" table:number-columns-spanned="3" office:value-type="string">
            <text:list xml:id="list1253459257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  <table:table-row table:style-name="Tableau12.1">
          <table:table-cell table:style-name="Tableau12.A11" office:value-type="string">
            <text:list xml:id="list923489042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821342290" text:continue-numbering="true" text:style-name="WW8Num5">
              <text:list-header>
                <text:p text:style-name="P51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1465504286" text:continue-list="list886624492" text:style-name="WW8Num4">
        <text:list-item>
          <text:h text:style-name="P63" text:outline-level="1">Exigences opérationnelles</text:h>
        </text:list-item>
      </text:list>
      <text:p text:style-name="Recommandation">Fournir la liste des exigences de mise en œuvre ou de performance et les identifier par un numéro.</text:p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46">Référence</text:p>
          </table:table-cell>
          <table:table-cell table:style-name="Tableau10.A1" office:value-type="string">
            <text:list xml:id="list193879387" text:continue-list="list821342290" text:style-name="WW8Num5">
              <text:list-header>
                <text:p text:style-name="P47">Fonctionnalité</text:p>
              </text:list-header>
            </text:list>
          </table:table-cell>
          <table:table-cell table:style-name="Tableau10.C1" office:value-type="string">
            <text:list xml:id="list463102457" text:continue-numbering="true" text:style-name="WW8Num5">
              <text:list-header>
                <text:p text:style-name="P47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1209068004" text:continue-numbering="true" text:style-name="WW8Num5">
              <text:list-header>
                <text:p text:style-name="P48">-0x01</text:p>
              </text:list-header>
            </text:list>
          </table:table-cell>
          <table:table-cell table:style-name="Tableau10.B2" office:value-type="string">
            <text:list xml:id="list653485749" text:continue-numbering="true" text:style-name="WW8Num5">
              <text:list-header>
                <text:p text:style-name="P52">Le système fonctionne</text:p>
              </text:list-header>
            </text:list>
          </table:table-cell>
          <table:table-cell table:style-name="Tableau10.C2" office:value-type="string">
            <text:list xml:id="list479188344" text:continue-numbering="true" text:style-name="WW8Num5">
              <text:list-header>
                <text:p text:style-name="P52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1326467939" text:continue-numbering="true" text:style-name="WW8Num5">
              <text:list-header>
                <text:p text:style-name="P48"/>
              </text:list-header>
            </text:list>
          </table:table-cell>
          <table:table-cell table:style-name="Tableau10.B3" office:value-type="string">
            <text:list xml:id="list1903930679" text:continue-numbering="true" text:style-name="WW8Num5">
              <text:list-header>
                <text:p text:style-name="P56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1571146807" text:continue-numbering="true" text:style-name="WW8Num5">
              <text:list-header>
                <text:p text:style-name="P52">Indispensable</text:p>
              </text:list-header>
            </text:list>
          </table:table-cell>
        </table:table-row>
      </table:table>
      <text:list xml:id="list252976826" text:continue-list="list1465504286" text:style-name="WW8Num4">
        <text:list-item>
          <text:h text:style-name="P63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45">Références</text:p>
              </text:list-header>
            </text:list>
          </table:table-cell>
          <table:table-cell table:style-name="Tableau11.A1" office:value-type="string">
            <text:list xml:id="list1534956971" text:continue-numbering="true" text:style-name="WW8Num5">
              <text:list-header>
                <text:p text:style-name="P47">Fonctionnalité</text:p>
              </text:list-header>
            </text:list>
          </table:table-cell>
          <table:table-cell table:style-name="Tableau11.C1" office:value-type="string">
            <text:list xml:id="list110876982" text:continue-list="list1571146807" text:style-name="WW8Num5">
              <text:list-header>
                <text:p text:style-name="P47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930179099" text:continue-list="list284199455" text:style-name="WW8Num5">
              <text:list-header>
                <text:p text:style-name="P50">XXX</text:p>
              </text:list-header>
            </text:list>
          </table:table-cell>
          <table:table-cell table:style-name="Tableau11.B2" office:value-type="string">
            <text:list xml:id="list66753186" text:continue-numbering="true" text:style-name="WW8Num5">
              <text:list-header>
                <text:p text:style-name="P52">SoftCard communique de manière sécurisée avec BP</text:p>
              </text:list-header>
            </text:list>
          </table:table-cell>
          <table:table-cell table:style-name="Tableau11.C2" office:value-type="string">
            <text:list xml:id="list859240410" text:continue-list="list110876982" text:style-name="WW8Num5">
              <text:list-header>
                <text:p text:style-name="P52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985588605" text:continue-numbering="true" text:style-name="WW8Num5">
              <text:list-header>
                <text:p text:style-name="P50">XXX2</text:p>
              </text:list-header>
            </text:list>
          </table:table-cell>
          <table:table-cell table:style-name="Tableau11.B3" office:value-type="string">
            <text:list xml:id="list768565368" text:continue-numbering="true" text:style-name="WW8Num5">
              <text:list-header>
                <text:p text:style-name="P57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956946824" text:continue-numbering="true" text:style-name="WW8Num5">
              <text:list-header>
                <text:p text:style-name="P52">Indispensable++</text:p>
              </text:list-header>
            </text:list>
          </table:table-cell>
        </table:table-row>
      </table:table>
      <text:list xml:id="list1822587158" text:continue-list="list252976826" text:style-name="WW8Num4">
        <text:list-item>
          <text:h text:style-name="P63" text:outline-level="1">Exigences de qualité</text:h>
        </text:list-item>
      </text:list>
      <text:p text:style-name="Recommandation">Fournir la liste des exigences particulières de qualité et les identifier par un numéro.</text:p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list xml:id="list1208718822" text:continue-list="list956946824" text:style-name="WW8Num5">
              <text:list-header>
                <text:p text:style-name="P45">Références</text:p>
              </text:list-header>
            </text:list>
          </table:table-cell>
          <table:table-cell table:style-name="Tableau8.B1" office:value-type="string">
            <text:list xml:id="list480636462" text:continue-numbering="true" text:style-name="WW8Num5">
              <text:list-header>
                <text:p text:style-name="P47">Fonctionnalité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736470505" text:continue-numbering="true" text:style-name="WW8Num5">
              <text:list-header>
                <text:p text:style-name="P48">0x01</text:p>
              </text:list-header>
            </text:list>
          </table:table-cell>
          <table:table-cell table:style-name="Tableau8.B2" office:value-type="string">
            <text:list xml:id="list1598160192" text:continue-numbering="true" text:style-name="WW8Num5">
              <text:list-header>
                <text:p text:style-name="P52">Le système est livré à temps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753819999" text:continue-numbering="true" text:style-name="WW8Num5">
              <text:list-header>
                <text:p text:style-name="P48">0x02</text:p>
              </text:list-header>
            </text:list>
          </table:table-cell>
          <table:table-cell table:style-name="Tableau8.B3" office:value-type="string">
            <text:list xml:id="list663641019" text:continue-numbering="true" text:style-name="WW8Num5">
              <text:list-header>
                <text:p text:style-name="P52">Une documentation de développement est fourni</text:p>
              </text:list-header>
            </text:list>
          </table:table-cell>
        </table:table-row>
      </table:table>
      <text:p text:style-name="Standard"/>
      <text:list xml:id="list612747788" text:continue-list="list1822587158" text:style-name="WW8Num4">
        <text:list-item>
          <text:h text:style-name="P63" text:outline-level="1"><text:soft-page-break/>Exigences de réalisation</text:h>
        </text:list-item>
      </text:list>
      <text:h text:style-name="P62" text:outline-level="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xml:id="list1429003831" text:continue-list="list663641019" text:style-name="WW8Num5">
              <text:list-header>
                <text:p text:style-name="P45">Nom : C2</text:p>
              </text:list-header>
            </text:list>
          </table:table-cell>
          <table:table-cell table:style-name="Tableau9.B1" office:value-type="string">
            <text:list xml:id="list581280747" text:continue-numbering="true" text:style-name="WW8Num5">
              <text:list-header>
                <text:p text:style-name="P47">Déchiffrement de la clé de message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1835066041" text:continue-numbering="true" text:style-name="WW8Num5">
              <text:list-header>
                <text:p text:style-name="P48">0x03</text:p>
              </text:list-header>
            </text:list>
          </table:table-cell>
          <table:table-cell table:style-name="Tableau9.B2" office:value-type="string">
            <text:list xml:id="list173868221" text:continue-numbering="true" text:style-name="WW8Num5">
              <text:list-header>
                <text:p text:style-name="P52">Un SDK et un manuel sont fournis</text:p>
              </text:list-header>
            </text:list>
          </table:table-cell>
        </table:table-row>
      </table:table>
      <text:p text:style-name="Recommandation">Fournir la liste des exigences techniques de réalisation et les identifier par un numéro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Cartapus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05T11:01:06</dc:date>
    <meta:editing-cycles>10</meta:editing-cycles>
    <meta:editing-duration>P2171DT10H51M26S</meta:editing-duration>
    <meta:generator>LibreOffice/3.5$Linux_x86 LibreOffice_project/350m1$Build-2</meta:generator>
    <meta:document-statistic meta:table-count="14" meta:image-count="1" meta:object-count="0" meta:page-count="12" meta:paragraph-count="281" meta:word-count="1666" meta:character-count="10161" meta:non-whitespace-character-count="8876"/>
    <meta:user-defined meta:name="Info 1"/>
    <meta:user-defined meta:name="Info 2"/>
    <meta:user-defined meta:name="Info 3"/>
    <meta:user-defined meta:name="Info 4"/>
  </office:meta>
</office:document-meta>
</file>